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13A61AC.png"/>
  <manifest:file-entry manifest:media-type="image/png" manifest:full-path="Pictures/100000000000005E0000005E502667EE.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01373753.png"/>
  <manifest:file-entry manifest:media-type="image/png" manifest:full-path="Pictures/100000000000005E0000005E28BA79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Cochin" svg:font-family="Cochin"/>
    <style:font-face style:name="Lucidasans2"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asian="TimesNewRomanPSMT" style:font-name-complex="TimesNewRomanPSMT"/>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text-properties style:text-underline-style="non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merican Typewriter3"/>
    </style:style>
    <style:style style:name="P17" style:family="paragraph" style:parent-style-name="Contents_20_1">
      <style:paragraph-properties>
        <style:tab-stops>
          <style:tab-stop style:position="16.999cm" style:type="right"/>
        </style:tab-stops>
      </style:paragraph-properties>
    </style:style>
    <style:style style:name="P18" style:family="paragraph" style:parent-style-name="Caption">
      <style:paragraph-properties fo:keep-with-next="always"/>
    </style:style>
    <style:style style:name="P19" style:family="paragraph" style:parent-style-name="Standard">
      <style:text-properties style:font-name="Cochin1"/>
    </style:style>
    <style:style style:name="P20" style:family="paragraph" style:parent-style-name="Standard">
      <style:text-properties style:font-name="Cochin1" fo:font-size="12pt" style:font-name-asian="TimesNewRomanPSMT" style:font-size-asian="12pt" style:font-name-complex="TimesNewRomanPSMT" style:font-size-complex="12pt"/>
    </style:style>
    <style:style style:name="P21" style:family="paragraph" style:parent-style-name="TODO">
      <style:text-properties fo:font-style="normal" style:font-style-asian="normal" style:font-style-complex="normal"/>
    </style:style>
    <style:style style:name="P22"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ODO" style:list-style-name="List_20_1"/>
    <style:style style:name="P25" style:family="paragraph" style:parent-style-name="Heading_20_1">
      <style:paragraph-properties fo:text-align="center" style:justify-single-word="false"/>
    </style:style>
    <style:style style:name="P26"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27" style:family="paragraph" style:parent-style-name="Text_20_body" style:list-style-name="List_20_1"/>
    <style:style style:name="P28" style:family="paragraph" style:parent-style-name="Text_20_body" style:list-style-name="List_20_1">
      <style:text-properties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text-underline-style="none"/>
    </style:style>
    <style:style style:name="P35" style:family="paragraph" style:parent-style-name="Heading_20_3">
      <style:paragraph-properties fo:break-before="page"/>
    </style:style>
    <style:style style:name="P36" style:family="paragraph" style:parent-style-name="Subtitle" style:master-page-name="First_20_Page">
      <style:paragraph-properties style:page-number="auto"/>
    </style:style>
    <style:style style:name="P37" style:family="paragraph" style:parent-style-name="Heading_20_4">
      <style:text-properties fo:font-style="normal" style:font-style-asian="normal" style:font-style-complex="normal"/>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text-position="super 58%"/>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3">Trait Increase</text:p>
              </table:table-cell>
              <table:table-cell table:style-name="Table3.B1" office:value-type="string">
                <text:p text:style-name="P23">Cost</text:p>
              </table:table-cell>
              <table:table-cell table:style-name="Table3.C1" office:value-type="string">
                <text:p text:style-name="P23">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2<text:span text:style-name="T2">—</text:span>at least 5 from Divisional Attributes; the two Divisional Elemental Charms are free) and Virtues (6<text:span text:style-name="T2">—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2">—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6"/>
      <text:p text:style-name="P16"/>
      <text:p text:style-name="P16"/>
      <text:h text:style-name="Heading_20_1" text:outline-level="1">Meta: What needs to be in here?</text:h>
      <text:list xml:id="list2112582630" text:style-name="List_20_1">
        <text:list-item>
          <text:p text:style-name="P24">Background: History, status quo, motivations, goals, possible futures; effect of Great Curse and/or Great Contagion</text:p>
        </text:list-item>
        <text:list-item>
          <text:p text:style-name="P24">Castes</text:p>
        </text:list-item>
        <text:list-item>
          <text:p text:style-name="P24">Charms, Martial Arts, Sorcery?</text:p>
        </text:list-item>
        <text:list-item>
          <text:p text:style-name="P24">Numerology?</text:p>
        </text:list-item>
        <text:list-item>
          <text:p text:style-name="P24">Backgrounds</text:p>
        </text:list-item>
        <text:list-item>
          <text:p text:style-name="P24">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4">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9">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7"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11">“I tell you, one must still have chaos in one to give birth to a dancing star!”<text:line-break/>– Nietzsche</text:p>
      <text:p text:style-name="P11">“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11">“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11">“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9">e.g.</text:span><text:span text:style-name="T14">, even when they are asleep</text:span>), but only according to their Affinity.</text:p>
      <text:p text:style-name="Text_20_body"><text:soft-page-break/>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uring of the Dragon-Blooded, if their Essence is high enough.</text:p>
      <text:h text:style-name="P35" text:outline-level="3">1<text:span text:style-name="T5">st</text:span> Division – Anchor</text:h>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Affinity:</text:span> Solar</text:p>
      <text:p text:style-name="Text_20_body"><text:span text:style-name="Inline_20_Heading">Anima effects:</text:span> <text:span text:style-name="T14">Common Solar anima effects, costing a single mote each:</text:span></text:p>
      <text:list xml:id="list948496002" text:continue-numbering="true" text:style-name="List_20_1">
        <text:list-item>
          <text:p text:style-name="P28">Cause her caste mark to glow brightly for a scene (as if the character had spend 4-7 motes of Peripheral Essence). <text:s/>The character may cause any Solar caste mark to appear.</text:p>
        </text:list-item>
        <text:list-item>
          <text:p text:style-name="P28">Cause her anima to glow brightly enough to read by for a scene (as if the character had spent 8-10 motes of Peripheral Essence).</text:p>
        </text:list-item>
        <text:list-item>
          <text:p text:style-name="P28">Know the precise time of day for the rest of the scene.</text:p>
        </text:list-item>
      </text:list>
      <text:p text:style-name="P1">By spending 5 motes, an Anchorite can gain an instinctive knowledge of how best to survive in their current surroundings. <text:s/>This grants him a bonus number of dice equal to his Essence on any Survival rolls to Endure Wilderness and, if looking after himself only, obviates the need for a roll to survive without tools in extreme environments (those with difficulty 4 or 5). <text:s/>This bonus is not included in the limit for dice added by Charms. <text:s/>This effect applies automatically once his anima banner reaches the 4-7 mote level.</text:p>
      <text:p text:style-name="P21">[Is the above useful, or would Survival Excellencies be better?]</text:p>
      <text:p text:style-name="P1">By spending 10 motes, the Most Beautiful intensify this survival instinct to a level of use in physical or mental combat, adding +2 to his DV and MDV for the rest of the scene, raised to +4 if attempting to flee. <text:s/>This effect costs 5 motes once his anima banner reaches the 11-15 mote level and 2 motes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35" text:outline-level="3">2<text:span text:style-name="T5">nd</text:span> Division – Arrow</text:h>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Affinity:</text:span> Lunar</text:p>
      <text:p text:style-name="TODO"><text:span text:style-name="Inline_20_Heading">Anima effects:</text:span> <text:span text:style-name="T14">Common Lunar anima effects [ref]. <text:s/></text:span>[Limited shape-shifting? <text:s/>E.g., take on size, shape and basic physical mechanisms – flight, breathing water – but not senses, attacks, special powers etc. <text:s/>Perhaps one/some slightly enhanced sense/s?]</text:p>
      <text:p text:style-name="P1">By spending 5 motes, a Moonlight Lyre can skilfully read the desires of those around her. <text:s/>This grants her a bonus number of dice equal to her Essence on any Investigation (or Socialize) rolls for Reading Motivation of a single subject. <text:s/>If the roll has carry-over successes, the character can that many dice to a single subsequent Manipulation attempt which uses the understanding gained. <text:s/>These bonuses are not included in the limit for dice added by Charms. <text:s/>This effect applies automatically once her anima banner reaches the 4-7 mote level.</text:p>
      <text:p text:style-name="P21">[The above could be a bit naff compared to Mastery of Small Manners]</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not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these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5" text:outline-level="3">3<text:span text:style-name="T5">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Affinity:</text:span> Dragon-Blooded</text:p>
      <text:p text:style-name="Text_20_body"><text:span text:style-name="Inline_20_Heading">Anima effects:</text:span> Soldiers in the Apple Corps must choose a particular Elemental type to mimic, and may spend 5 motes to exercise the anima powers of the corresponding Dragon-Blooded Aspect for one scene. <text:s/>They may spend 1wp as a miscellaneous action to change to a different Element indefinitely. <text:s/>Doing so while anima powers are in use will cancel their effect – and doubtless confuse any onlookers. <text:s/>Accessing the powers of the new Element will cost a further 5 motes.</text:p>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ODO"><text:span text:style-name="Inline_20_Heading">Quote:</text:span> TODO</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 we Erisians seldom pray, it is much too dangerous”</text:p>
      <text:h text:style-name="P35" text:outline-level="3">4<text:span text:style-name="T5">th</text:span> Division – Archway</text:h>
      <text:p text:style-name="P14">While the 1<text:span text:style-name="T5">st</text:span> division includes those wondering holy men who inspire strange followings, the 4<text:span text:style-name="T5">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Affinity:</text:span> Sidereal</text:p>
      <text:p text:style-name="Text_20_body"><text:span text:style-name="Inline_20_Heading">Anima effects:</text:span> <text:span text:style-name="T14">Common Sidereal anima effects, at a cost of 1 mote:</text:span></text:p>
      <text:list xml:id="list1470277226" text:continue-numbering="true" text:style-name="List_20_1">
        <text:list-item>
          <text:p text:style-name="P28">Make her caste mark obvious for one minute, as if the character had spent 8-10 motes of Peripheral Essence. <text:s/>The cast mark shines with the symbol and color of any Maiden the character chooses.</text:p>
        </text:list-item>
        <text:list-item>
          <text:p text:style-name="P28">Know the exact time and date by sensing the position of celestial bodies – or other significant bodies, meaning this ability works in alternate realities such as Malfeas or (insofar as time has meaning there) the Wyld.</text:p>
        </text:list-item>
        <text:list-item>
          <text:p text:style-name="P27"><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text:p>
      <text:p text:style-name="Text_20_body"><text:span text:style-name="Inline_20_Heading">Attributes:</text:span> Thrown, Dodge, Larceny, Stealth, Occult</text:p>
      <text:p text:style-name="Text_20_body"><text:span text:style-name="Inline_20_Heading">Quote:</text:span> <text:span text:style-name="T11">“Study Demonology with an enemy this Sunday”</text:span></text:p>
      <text:h text:style-name="P35" text:outline-level="3">5<text:span text:style-name="T5">th</text:span> Division – Anvil</text:h>
      <text:p text:style-name="P15">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Affinity:</text:span> Autochthonian</text:p>
      <text:p text:style-name="TODO"><text:span text:style-name="Inline_20_Heading">Anima effects:</text:span> <text:span text:style-name="T14">Common Autochthonian anima effects [ref – are there any? Or do I need to say “any caste”, like the DBs?].</text:span></text:p>
      <text:p text:style-name="Text_20_body"><text:span text:style-name="T14">By spending 5 motes reflexively, one of the Greys can enhance his ce</text:span>rtainty in the rightness of his own way, and add Essence to his Dodge MDV and Parry MDV for once scene. <text:s/>This effect applies automatically once her anima banner reaches the 4-7 mote level.</text:p>
      <text:p text:style-name="Text_20_body">Spending 10 motes allows these figures of Authority to boost their resistance to Shaping effects, adding their Essence in automatic successes for any rolls to oppose such effects. <text:s/>Alternatively they may spend 10 motes in place of a point of Willpower (or Loyalty, if leading a social unit), to resist natural or unnatural mental influence. <text:s/>Both of these effects may be activated reflexively. <text:s/>These effects costs 5 motes once her anima banner reaches the 11-15 mote level; the cost does not reduce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pan text:style-name="Inline_20_Heading">Quote:</text:span> “Do not bend. <text:s/>Folding, spindling or mutilating may be permitted according to local by-laws.”</text:p>
      <text:h text:style-name="P35"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P1"><text:span text:style-name="Inline_20_Heading">Affinity:</text:span> Abyssal</text:p>
      <text:p text:style-name="TODO"><text:span text:style-name="Inline_20_Heading">Anima effects:</text:span> Common Abyssal anima effects. <text:s/>[Spend X to free the dead from any Abyssal binding they may have, allowing them to pass on naturally. <text:s/>Enter and/or survive in the Labyrinth? <text:s/>Cause Holy damage?!? :-)]</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P1"><text:span text:style-name="Inline_20_Heading">Affinity:</text:span> Mountain Folk (Jadeborn)</text:p>
      <text:p text:style-name="TODO"><text:span text:style-name="Inline_20_Heading">Anima effects:</text:span> xxx</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11">“Form is emptiness … <text:s/>Emptiness is form …<text:line-break/>One should not think <text:line-break/>that these are two separate things.”</text:p>
      <text:p text:style-name="Text_20_body"><text:span text:style-name="Inline_20_Heading">Symbol:</text:span> <text:span text:style-name="T14">None</text:span></text:p>
      <text:p text:style-name="P1"><text:span text:style-name="Inline_20_Heading">Element:</text:span> Dream</text:p>
      <text:p text:style-name="P1"><text:span text:style-name="Inline_20_Heading">Affinity:</text:span> Fair Folk</text:p>
      <text:p text:style-name="TODO"><text:span text:style-name="Inline_20_Heading">Anima effects:</text:span> xxx</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P1"><text:span text:style-name="Inline_20_Heading">Affinity:</text:span> Infernals</text:p>
      <text:p text:style-name="TODO"><text:span text:style-name="Inline_20_Heading">Anima effects:</text:span> xxx</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text:soft-page-break/>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2">•</text:p>
          </table:table-cell>
          <table:table-cell table:style-name="Table2.A1" office:value-type="string">
            <text:p text:style-name="Table_20_Contents">Provides a single follower.</text:p>
          </table:table-cell>
        </table:table-row>
        <table:table-row>
          <table:table-cell table:style-name="Table2.A2" office:value-type="string">
            <text:p text:style-name="P22">••</text:p>
          </table:table-cell>
          <table:table-cell table:style-name="Table2.A2" office:value-type="string">
            <text:p text:style-name="Table_20_Contents">Provides up to 5 followers.</text:p>
          </table:table-cell>
        </table:table-row>
        <table:table-row>
          <table:table-cell table:style-name="Table2.A1" office:value-type="string">
            <text:p text:style-name="P22">•••</text:p>
          </table:table-cell>
          <table:table-cell table:style-name="Table2.A1" office:value-type="string">
            <text:p text:style-name="Table_20_Contents">Provides 20 followers.</text:p>
          </table:table-cell>
        </table:table-row>
        <table:table-row>
          <table:table-cell table:style-name="Table2.A2" office:value-type="string">
            <text:p text:style-name="P22">••••</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2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1 die to pool, up to Essence.</text:p>
      <text:p text:style-name="Text_20_body">The Second (Ability) Excellency, Essence Triumphant: 2m adds 1 success, up to Essence. <text:s/>Can’t buy off penalties, as Sidereals can.</text:p>
      <text:p text:style-name="Text_20_body">The Third (Ability) Excellency, Essence Resurgent: 3m gives a re-roll, may choose either result.</text:p>
      <text:p text:style-name="Text_20_body"/>
      <text:p text:style-name="TODO">[The following three need reviewing for game balance.]</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p text:style-name="Text_20_body">The Other (Ability) Excellency, Essence Discounted: each 1wp reduces the cost of the first three Excellencies for one scene, up to the character’s permanent Essence.</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5">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5">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5">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5">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5">th</text:span> Division</text:h>
      <text:h text:style-name="Heading_20_3" text:outline-level="3">Integrity</text:h>
      <text:p text:style-name="Text_20_body">Tree for ignoring/redirecting shaping effects.</text:p>
      <text:list xml:id="list1874630077"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219611291"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674554580"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864629483"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powers of Elemental Expression and Elemental Rejuvenation (Exalted, p. 302),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724094646" text:continue-list="list1470277226" text:style-name="List_20_1">
        <text:list-item>
          <text:p text:style-name="P27">Determine his Numerology point total for the effect.</text:p>
        </text:list-item>
        <text:list-item>
          <text:p text:style-name="P27">Choose a duration, range and scope, and a specific target fitting that scope.</text:p>
        </text:list-item>
        <text:list-item>
          <text:p text:style-name="P27">Choose one or more values to be affected.</text:p>
        </text:list-item>
        <text:list-item>
          <text:p text:style-name="P27">Select a mechanism of balance for the effect.</text:p>
        </text:list-item>
        <text:list-item>
          <text:p text:style-name="P27">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3">Numerology<text:line-break/>Points</text:p>
          </table:table-cell>
          <table:table-cell table:style-name="Table4.A1" office:value-type="string">
            <text:p text:style-name="P23">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3">Numerology<text:line-break/>Points</text:p>
          </table:table-cell>
          <table:table-cell table:style-name="Table6.A1" office:value-type="string">
            <text:p text:style-name="P23">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937971066" text:continue-numbering="true" text:style-name="List_20_1">
        <text:list-item>
          <text:p text:style-name="P27">damage value</text:p>
        </text:list-item>
        <text:list-item>
          <text:p text:style-name="P27">damage type (B/L/A)</text:p>
        </text:list-item>
        <text:list-item>
          <text:p text:style-name="P27">damage interval (action, minute, day, hour)</text:p>
        </text:list-item>
        <text:list-item>
          <text:p text:style-name="P27">toxicity value</text:p>
        </text:list-item>
        <text:list-item>
          <text:p text:style-name="P27">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671336928" text:continue-numbering="true" text:style-name="List_20_1">
        <text:list-item>
          <text:p text:style-name="P27">relevant distances: a distance of 0 can be raised to 10 yards, or a distance of 10 yards or less reduced to 0; other distances can be multiplied or divided by 10</text:p>
        </text:list-item>
        <text:list-item>
          <text:p text:style-name="P27">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149750851" text:continue-numbering="true" text:style-name="List_20_1">
        <text:list-item>
          <text:p text:style-name="P27">Join Battle/Debate <text:span text:style-name="T9">and</text:span><text:span text:style-name="T14"> DV/MDV for unexpected attacks (both modified together)</text:span></text:p>
        </text:list-item>
        <text:list-item>
          <text:p text:style-name="P27">Dodge or Parry DV</text:p>
        </text:list-item>
        <text:list-item>
          <text:p text:style-name="P27">Dodge or Parry MDV</text:p>
        </text:list-item>
        <text:list-item>
          <text:p text:style-name="P27">Knockdown Threshold <text:span text:style-name="T9">and</text:span><text:span text:style-name="T14"> Pool (both modified together)</text:span></text:p>
        </text:list-item>
        <text:list-item>
          <text:p text:style-name="P27"><text:span text:style-name="T14">Stunning Threshold </text:span><text:span text:style-name="T9">and</text:span><text:span text:style-name="T14"> Pool (both modified together)</text:span></text:p>
        </text:list-item>
        <text:list-item>
          <text:p text:style-name="P28">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8">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673780344" text:continue-numbering="true" text:style-name="List_20_1">
        <text:list-item>
          <text:p text:style-name="P27">Damaged/Destroyed health levels, to half or double their original rating, together</text:p>
        </text:list-item>
        <text:list-item>
          <text:p text:style-name="P27">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59549201" text:continue-numbering="true" text:style-name="List_20_1">
        <text:list-item>
          <text:p text:style-name="P27">Vehicle speed (halve or double)</text:p>
        </text:list-item>
        <text:list-item>
          <text:p text:style-name="P27">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7">Maneuverability</text:p>
        </text:list-item>
        <text:list-item>
          <text:p text:style-name="P27">Crew</text:p>
        </text:list-item>
        <text:list-item>
          <text:p text:style-name="P27">Cargo (halve or double)</text:p>
        </text:list-item>
        <text:list-item>
          <text:p text:style-name="P27">Armor</text:p>
        </text:list-item>
        <text:list-item>
          <text:p text:style-name="P27">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985124998" text:continue-numbering="true" text:style-name="List_20_1">
        <text:list-item>
          <text:p text:style-name="P27">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7">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7">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7">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766006309" text:continue-numbering="true" text:style-name="List_20_1">
        <text:list-item>
          <text:p text:style-name="P27">which, if any, of the adjustments would be meaningless (e.g., trying to increase an Ability which is already at 5);</text:p>
        </text:list-item>
        <text:list-item>
          <text:p text:style-name="P27">whether the character is one point away from Limit Break or similar effects;</text:p>
        </text:list-item>
        <text:list-item>
          <text:p text:style-name="P27">the amount by which the target’s Essence exceeds the character’s – i.e., the extra cost required in effect points or Willpower;</text:p>
        </text:list-item>
        <text:list-item>
          <text:p text:style-name="P27">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12">Paratheoianametamystichood of Eris Esoteric</text:p>
      <text:p text:style-name="P12">… under no circumstances may you become a Prophet. We don’t intend to jeopardize our nonprophet status.</text:p>
      <text:p text:style-name="P1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12">Besides the pen is only mighter than the sword at a range greater than five feet.</text:p>
      <text:p text:style-name="P12">Perhaps occasionally the soul of Emperor <text:soft-page-break/>Norton descends once more into the world to momentarily inhabit the body of an otherwise undistinguished infidel.</text:p>
      <text:p text:style-name="P12">According to L.A. Rollins in Lucifer’s Lexicon a Discordian is one who likes to wear Emperor Norton’s old clothes.</text:p>
      <text:p text:style-name="P12">Discordianism is not just a religion; it is a mental illness.</text:p>
      <text:p text:style-name="P1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2">OR</text:p>
      <text:p text:style-name="P1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2">No matter whether he calls himself Greyface or the Anti-“Bob” he acts like the Devil, because his most famous line is: “Let me organize it for you!”</text:p>
      <text:p text:style-name="P12">But no doubt you are also curious about Eris. Where does she hang out these days - now that Olympus has gone tourist? Eris Discordia is in Limbo, where all we virtuous pagans and our gods and goddesses go between lifetimes.</text:p>
      <text:p text:style-name="P12">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12">… as the Taoist sage Chuang Tzu simply said, “The more laws there are, the more crime there is.”</text:p>
      <text:p text:style-name="P1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2">That was Greg showing off his rubber stamp collection. Few hobbies are as psychologically gratifying - especially when some bureaucrat is making you wait, with his or her back to you for a moment - as collection rubber stamps.</text:p>
      <text:p text:style-name="P12">A secret method of identifying your Discordianship for the benefit of other Discordians is by wearing a pull-off aluminum beer-can tab, strung through its ring, around your neck. That is called an All-Seeing Eye of Eris (complete with Tear) …</text:p>
      <text:p text:style-name="P1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5">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9">M2: Even false things are true.</text:p>
      <text:p text:style-name="P19">GP: How can that be?</text:p>
      <text:p text:style-name="P20">M2: I don’t know man, I didn’t do it.</text:p>
      <text:p text:style-name="P20">–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13">“...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13">“Eris is not hateful or malicious. But She is mischievous, and does get a little bitchy at times.”</text:p>
      <text:p text:style-name="P13">The Law of Fives. <text:s/>The Holy 23.</text:p>
      <text:p text:style-name="P13">*** “The Nagas of Upper Burma say that the sun shines by day because, being a woman, it is afraid to venture out by night.”</text:p>
      <text:p text:style-name="P13">“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4">“To diverse gods<text:line-break/>Do mortals bow;<text:line-break/>Holy Cow, and<text:line-break/>Wholly Chao.”<text:line-break/>– Rev. Dr. Grindlebone<text:line-break/>Monroe Cabal</text:p>
      <text:p text:style-name="P13">“Common sense is what tells you that the world is flat.”</text:p>
      <text:p text:style-name="P13">“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13">POEE Calendar (00034)</text:p>
      <text:p text:style-name="P13">"The Five Laws have root in awareness." – Che Fung (Ezra Pound, Canto 85)</text:p>
      <text:p text:style-name="P13">“...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1790836046" text:style-name="L5">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13">“immanentize the eschaton” – make-part-of-oneself/reality the end/final_destiny-of-everything</text:p>
      <text:p text:style-name="P13">The Five Basic Elements: Sweet, Boom, Pungent, Prickle and Orange</text:p>
      <text:p text:style-name="P13">“Study Demonology with an enemy this Sunday,” sez Thom, Gnos.</text:p>
      <text:p text:style-name="P13">“Illuminate the opposition!”</text:p>
      <text:p text:style-name="P13">“The Golden Secret” // “Nonsense as Salvation”</text:p>
      <text:p text:style-name="P13">“The future site of beautiful San Andreas Canyon”</text:p>
      <text:p text:style-name="P13">“Idealism lives with rules. Realism lives with rocks.” – Professor Ignotium P. Ignotius</text:p>
      <text:p text:style-name="P13">[See Norton Cabal Interview for properties of some characters.]</text:p>
      <text:p text:style-name="P13">[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2"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2"/>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2</text:page-number></text:p>
      </style:footer>
    </style:master-page>
    <style:master-page style:name="Left_20_Page" style:display-name="Left Page" style:page-layout-name="Mpm3" style:next-style-name="Right_20_Page">
      <style:footer>
        <text:p text:style-name="Page_20_Number_20__28_left_29_"><text:tab/><text:page-number text:select-page="current">12</text:page-number></text:p>
      </style:footer>
    </style:master-page>
    <style:master-page style:name="Right_20_Page" style:display-name="Right Page" style:page-layout-name="Mpm4" style:next-style-name="Left_20_Page">
      <style:footer>
        <text:p text:style-name="Page_20_Number_20__28_right_29_"><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Hugh Greene</meta:initial-creator>
    <meta:creation-date>2008-07-24T09:58:39</meta:creation-date>
    <dc:date>2009-09-30T00:17:45</dc:date>
    <dc:language>en-GB</dc:language>
    <meta:editing-cycles>253</meta:editing-cycles>
    <meta:editing-duration>PT260H54M46S</meta:editing-duration>
    <meta:document-statistic meta:table-count="5" meta:image-count="0" meta:object-count="0" meta:page-count="30" meta:paragraph-count="761" meta:word-count="15303" meta:character-count="92462"/>
    <meta:user-defined meta:name="Info 1"/>
    <meta:user-defined meta:name="Info 2"/>
    <meta:user-defined meta:name="Info 3"/>
    <meta:user-defined meta:name="Info 4"/>
  </office:meta>
</office:document-meta>
</file>